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D8A6325A964A7515.png" manifest:media-type="image/png"/>
  <manifest:file-entry manifest:full-path="Pictures/1000020100000327000002AAB64C773A1E8D5B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color="#66ccff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color="#66ccff" style:font-name="Arial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6ccff" style:font-name="Arial" fo:font-size="96pt" style:font-size-asian="96pt" style:font-size-complex="96pt"/>
    </style:style>
    <style:style style:name="P5" style:family="paragraph">
      <style:text-properties fo:color="#66ccff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color="#66ccff"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6ccff" style:font-name="Arial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66ccff" style:font-name="Arial" fo:font-size="96pt" style:font-size-asian="96pt" style:font-size-complex="96pt"/>
    </style:style>
    <style:style style:name="T3" style:family="text">
      <style:text-properties fo:color="#66ccff" style:font-name="Arial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fo:margin-left="0cm" fo:margin-right="0cm" fo:margin-top="1.111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.0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961cm" svg:y="4.235cm" svg:width="7.313cm" svg:height="7.313cm" draw:z-index="1">
        <draw:image xlink:href="Pictures/10000201000001F4000001F4D8A6325A964A7515.png" xlink:type="simple" xlink:show="embed" xlink:actuate="onLoad"/>
        <svg:title>Résultat de recherche d'images pour "big data png"</svg:title>
      </draw:frame>
      <text:p text:style-name="Standard"><text:s/></text:p>
      <text:p text:style-name="Standard"><draw:frame text:anchor-type="paragraph" draw:z-index="0" draw:name="Forme1" draw:style-name="gr1" draw:text-style-name="P2" svg:width="12.42cm" svg:height="3.176cm" svg:x="4.516cm" svg:y="2.18cm"><draw:text-box><text:p text:style-name="P1"><text:span text:style-name="T1">BIG DATA</text:span></text:p></draw:text-box></draw:frame> </text:p>
      <text:p text:style-name="Standard"><draw:frame draw:style-name="fr2" draw:name="Image2" text:anchor-type="paragraph" svg:x="8.772cm" svg:y="3.655cm" svg:width="7.606cm" svg:height="6.433cm" draw:z-index="2"><draw:image xlink:href="Pictures/1000020100000327000002AAB64C773A1E8D5BFA.png" xlink:type="simple" xlink:show="embed" xlink:actuate="onLoad"/><svg:title>Résultat de recherche d'images pour "intelligence artificielle png"</svg:title></draw:frame><draw:frame text:anchor-type="paragraph" draw:z-index="3" draw:name="Forme2" draw:style-name="gr2" draw:text-style-name="P4" svg:width="2.243cm" svg:height="4.079cm" svg:x="6.445cm" svg:y="3.87cm"><draw:text-box><text:p text:style-name="P3"><text:span text:style-name="T2">&amp;</text:span></text:p></draw:text-box></draw:frame><draw:frame text:anchor-type="paragraph" draw:z-index="4" draw:name="Forme3" draw:style-name="gr3" draw:text-style-name="P6" svg:width="11.905cm" svg:height="2.437cm" svg:x="-1.039cm" svg:y="8.573cm"><draw:text-box><text:p text:style-name="P5"><text:span text:style-name="T3">INTELLIGENCE ARTIFICIELLE</text:span></text:p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6:43:56.437000000</meta:creation-date>
    <dc:date>2018-12-01T17:05:02.565000000</dc:date>
    <meta:editing-duration>PT10M56S</meta:editing-duration>
    <meta:editing-cycles>1</meta:editing-cycles>
    <meta:document-statistic meta:table-count="0" meta:image-count="2" meta:object-count="0" meta:page-count="1" meta:paragraph-count="3" meta:word-count="0" meta:character-count="3" meta:non-whitespace-character-count="0"/>
    <meta:generator>LibreOffice/5.2.7.2$Windows_x86 LibreOffice_project/2b7f1e640c46ceb28adf43ee075a6e8b8439ed10</meta:generator>
  </office:meta>
</office:document-meta>
</file>